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ulka1" style:family="table">
      <style:table-properties style:width="5.1014in" table:align="margins"/>
    </style:style>
    <style:style style:name="Tabulka1.A" style:family="table-column">
      <style:table-column-properties style:column-width="2.5507in" style:rel-column-width="32767*"/>
    </style:style>
    <style:style style:name="Tabulka1.B" style:family="table-column">
      <style:table-column-properties style:column-width="2.5507in" style:rel-column-width="32768*"/>
    </style:style>
    <style:style style:name="Tabulka1.A1" style:family="table-cell">
      <style:table-cell-properties fo:padding="0.0382in" fo:border="0.05pt solid #000000"/>
    </style:style>
    <style:style style:name="Tabulka1.A2" style:family="table-cell">
      <style:table-cell-properties fo:padding="0.0382in" fo:border-left="0.05pt solid #000000" fo:border-right="none" fo:border-top="none" fo:border-bottom="0.05pt solid #000000"/>
    </style:style>
    <style:style style:name="Tabulka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Vera Sans Mono" fo:font-size="11pt" style:font-size-asian="11pt" style:font-size-complex="11pt"/>
    </style:style>
    <style:style style:name="P2" style:family="paragraph" style:parent-style-name="Standard">
      <style:text-properties style:font-name="Bitstream Vera Sans Mono" fo:font-size="11pt" style:font-size-asian="11pt" style:font-size-complex="11pt"/>
    </style:style>
    <style:style style:name="P3" style:family="paragraph" style:parent-style-name="Standard">
      <style:paragraph-properties fo:text-align="center" style:justify-single-word="false"/>
      <style:text-properties style:font-name="Bitstream Vera Sans Mono" fo:font-size="11pt" style:font-size-asian="11pt" style:font-size-complex="11pt"/>
    </style:style>
    <style:style style:name="P4" style:family="paragraph" style:parent-style-name="Standard">
      <style:paragraph-properties fo:text-align="center" style:justify-single-word="false"/>
      <style:text-properties style:font-name="Bitstream Vera Sans Mono" fo:font-size="11pt" officeooo:paragraph-rsid="0023c210" style:font-size-asian="11pt" style:font-size-complex="11pt"/>
    </style:style>
    <style:style style:name="P5" style:family="paragraph" style:parent-style-name="Standard">
      <style:text-properties style:font-name="Bitstream Vera Sans Mono" fo:font-size="11pt" officeooo:paragraph-rsid="0015edf3" style:font-size-asian="11pt" style:font-size-complex="11pt"/>
    </style:style>
    <style:style style:name="P6" style:family="paragraph" style:parent-style-name="Standard">
      <style:text-properties style:font-name="Bitstream Vera Sans Mono" fo:font-size="11pt" officeooo:paragraph-rsid="0017082e" style:font-size-asian="11pt" style:font-size-complex="11pt"/>
    </style:style>
    <style:style style:name="P7" style:family="paragraph" style:parent-style-name="Standard">
      <style:text-properties style:font-name="Bitstream Vera Sans Mono" fo:font-size="11pt" officeooo:paragraph-rsid="00175dde" style:font-size-asian="11pt" style:font-size-complex="11pt"/>
    </style:style>
    <style:style style:name="P8" style:family="paragraph" style:parent-style-name="Standard">
      <style:text-properties style:font-name="Bitstream Vera Sans Mono" fo:font-size="11pt" officeooo:paragraph-rsid="0025d7d0" style:font-size-asian="11pt" style:font-size-complex="11pt"/>
    </style:style>
    <style:style style:name="P9" style:family="paragraph" style:parent-style-name="Standard">
      <style:text-properties style:font-name="Bitstream Vera Sans Mono" fo:font-size="11pt" officeooo:paragraph-rsid="002c613a" style:font-size-asian="11pt" style:font-size-complex="11pt"/>
    </style:style>
    <style:style style:name="P10" style:family="paragraph" style:parent-style-name="Standard">
      <style:text-properties style:font-name="Bitstream Vera Sans Mono" fo:font-size="11pt" officeooo:paragraph-rsid="0032e4d0" style:font-size-asian="11pt" style:font-size-complex="11pt"/>
    </style:style>
    <style:style style:name="P11" style:family="paragraph" style:parent-style-name="Standard">
      <style:paragraph-properties fo:text-align="center" style:justify-single-word="false"/>
      <style:text-properties style:font-name="Bitstream Vera Sans Mono" fo:font-size="16pt" officeooo:rsid="00137ca8" officeooo:paragraph-rsid="00137ca8" style:font-size-asian="14pt" style:font-size-complex="16pt"/>
    </style:style>
    <style:style style:name="P12" style:family="paragraph" style:parent-style-name="Standard">
      <style:paragraph-properties fo:text-align="end" style:justify-single-word="false"/>
      <style:text-properties style:font-name="Bitstream Vera Sans Mono" fo:font-size="16pt" officeooo:rsid="00137ca8" officeooo:paragraph-rsid="00137ca8" style:font-size-asian="14pt" style:font-size-complex="16pt"/>
    </style:style>
    <style:style style:name="P13" style:family="paragraph" style:parent-style-name="Standard">
      <style:paragraph-properties fo:text-align="center" style:justify-single-word="false"/>
      <style:text-properties style:font-name="Bitstream Vera Sans Mono" fo:font-size="24pt" officeooo:rsid="00137ca8" officeooo:paragraph-rsid="00137ca8" style:font-size-asian="24pt" style:font-size-complex="24pt"/>
    </style:style>
    <style:style style:name="P14" style:family="paragraph" style:parent-style-name="Standard">
      <style:paragraph-properties fo:text-align="center" style:justify-single-word="false"/>
      <style:text-properties style:font-name="Bitstream Vera Sans Mono" fo:font-size="18pt" officeooo:rsid="00194d03" officeooo:paragraph-rsid="00194d03" style:font-size-asian="15.75pt" style:font-size-complex="18pt"/>
    </style:style>
    <style:style style:name="P15" style:family="paragraph" style:parent-style-name="Standard">
      <style:paragraph-properties fo:text-align="start" style:justify-single-word="false"/>
      <style:text-properties style:font-name="Bitstream Vera Sans Mono" fo:font-size="12pt" officeooo:rsid="0023c210" officeooo:paragraph-rsid="0023c210" style:font-size-asian="10.5pt" style:font-size-complex="12pt"/>
    </style:style>
    <style:style style:name="P16" style:family="paragraph" style:parent-style-name="Standard">
      <style:paragraph-properties fo:text-align="center" style:justify-single-word="false"/>
      <style:text-properties style:font-name="Bitstream Vera Sans Mono" fo:font-size="12pt" officeooo:rsid="0023c210" officeooo:paragraph-rsid="0023c210" style:font-size-asian="10.5pt" style:font-size-complex="12pt"/>
    </style:style>
    <style:style style:name="P17" style:family="paragraph" style:parent-style-name="Standard">
      <style:text-properties style:font-name="Bitstream Vera Sans Mono" fo:font-size="13pt" fo:font-weight="bold" officeooo:rsid="0022bce5" officeooo:paragraph-rsid="002c613a" style:font-size-asian="13pt" style:font-weight-asian="bold" style:font-size-complex="13pt" style:font-weight-complex="bold"/>
    </style:style>
    <style:style style:name="P18" style:family="paragraph" style:parent-style-name="Standard">
      <style:paragraph-properties fo:text-align="end" style:justify-single-word="false"/>
      <style:text-properties style:font-name="Bitstream Vera Sans Mono" fo:font-size="13pt" fo:font-weight="bold" officeooo:rsid="0022bce5" officeooo:paragraph-rsid="0032e4d0" style:font-size-asian="13pt" style:font-weight-asian="bold" style:font-size-complex="13pt" style:font-weight-complex="bold"/>
    </style:style>
    <style:style style:name="P19" style:family="paragraph" style:parent-style-name="Standard">
      <style:text-properties style:font-name="Bitstream Vera Sans Mono" fo:font-size="13pt" officeooo:paragraph-rsid="002c613a" style:font-size-asian="13pt" style:font-size-complex="13pt"/>
    </style:style>
    <style:style style:name="P20" style:family="paragraph" style:parent-style-name="Standard">
      <style:text-properties fo:color="#000000" style:font-name="Bitstream Vera Sans Mono" fo:font-size="11pt" fo:font-style="normal" style:font-size-asian="11pt" style:font-style-asian="normal" style:font-size-complex="11pt" style:font-style-complex="normal"/>
    </style:style>
    <style:style style:name="P21" style:family="paragraph" style:parent-style-name="Standard">
      <style:text-properties fo:color="#000000" style:font-name="Bitstream Vera Sans Mono" fo:font-size="11pt" fo:font-style="normal" officeooo:paragraph-rsid="00175dde" style:font-size-asian="11pt" style:font-style-asian="normal" style:font-size-complex="11pt" style:font-style-complex="normal"/>
    </style:style>
    <style:style style:name="P22" style:family="paragraph" style:parent-style-name="Standard">
      <style:text-properties fo:color="#000000" style:font-name="Bitstream Vera Sans Mono" fo:font-size="11pt" fo:font-style="normal" fo:font-weight="normal" officeooo:rsid="0022bce5" officeooo:paragraph-rsid="002c613a" style:font-size-asian="11pt" style:font-style-asian="normal" style:font-weight-asian="normal" style:font-size-complex="11pt" style:font-style-complex="normal" style:font-weight-complex="normal"/>
    </style:style>
    <style:style style:name="P23" style:family="paragraph" style:parent-style-name="Standard">
      <style:text-properties fo:color="#000000" style:font-name="Bitstream Vera Sans Mono" fo:font-size="13pt" fo:font-style="normal" fo:font-weight="bold" officeooo:rsid="0022bce5" officeooo:paragraph-rsid="002c613a" style:font-size-asian="13pt" style:font-style-asian="normal" style:font-weight-asian="bold" style:font-size-complex="13pt" style:font-style-complex="normal" style:font-weight-complex="bold"/>
    </style:style>
    <style:style style:name="P24" style:family="paragraph" style:parent-style-name="Comment">
      <style:text-properties fo:color="#158466" officeooo:paragraph-rsid="0032e4d0"/>
    </style:style>
    <style:style style:name="P25" style:family="paragraph" style:parent-style-name="Comment">
      <style:text-properties officeooo:paragraph-rsid="002c613a"/>
    </style:style>
    <style:style style:name="P26" style:family="paragraph" style:parent-style-name="Comment">
      <style:text-properties officeooo:paragraph-rsid="0032e4d0"/>
    </style:style>
    <style:style style:name="P27" style:family="paragraph" style:parent-style-name="structname">
      <style:text-properties officeooo:paragraph-rsid="0017082e"/>
    </style:style>
    <style:style style:name="P28" style:family="paragraph" style:parent-style-name="Table_20_Contents">
      <style:paragraph-properties fo:text-align="center" style:justify-single-word="false"/>
      <style:text-properties style:font-name="Bitstream Vera Sans Mono" fo:font-size="12pt" fo:font-weight="bold" officeooo:rsid="0023c210" officeooo:paragraph-rsid="0023c210"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style:font-name="Bitstream Vera Sans Mono" fo:font-size="12pt" fo:font-weight="normal" officeooo:rsid="0023c210" officeooo:paragraph-rsid="0023c210" style:font-size-asian="10.5pt" style:font-weight-asian="normal" style:font-size-complex="12pt" style:font-weight-complex="normal"/>
    </style:style>
    <style:style style:name="T1" style:family="text">
      <style:text-properties officeooo:rsid="001005c0"/>
    </style:style>
    <style:style style:name="T2" style:family="text">
      <style:text-properties officeooo:rsid="00119e9b"/>
    </style:style>
    <style:style style:name="T3" style:family="text">
      <style:text-properties style:font-name="Bitstream Vera Sans Mono"/>
    </style:style>
    <style:style style:name="T4" style:family="text">
      <style:text-properties officeooo:rsid="0015edf3"/>
    </style:style>
    <style:style style:name="T5" style:family="text">
      <style:text-properties fo:color="#999999" fo:font-style="italic" style:font-style-asian="italic" style:font-style-complex="italic"/>
    </style:style>
    <style:style style:name="T6" style:family="text">
      <style:text-properties officeooo:rsid="00175dde"/>
    </style:style>
    <style:style style:name="T7" style:family="text">
      <style:text-properties officeooo:rsid="00194d03"/>
    </style:style>
    <style:style style:name="T8" style:family="text">
      <style:text-properties officeooo:rsid="00196cd5"/>
    </style:style>
    <style:style style:name="T9" style:family="text">
      <style:text-properties fo:font-style="italic" style:font-style-asian="italic" style:font-style-complex="italic"/>
    </style:style>
    <style:style style:name="T10" style:family="text">
      <style:text-properties fo:font-style="italic" officeooo:rsid="001005c0" style:font-style-asian="italic" style:font-style-complex="italic"/>
    </style:style>
    <style:style style:name="T11" style:family="text">
      <style:text-properties fo:font-weight="bold" officeooo:rsid="00196cd5" style:font-weight-asian="bold" style:font-weight-complex="bold"/>
    </style:style>
    <style:style style:name="T12" style:family="text">
      <style:text-properties fo:color="#ff8000" fo:font-weight="bold" style:font-weight-asian="bold" style:font-weight-complex="bold"/>
    </style:style>
    <style:style style:name="T13" style:family="text">
      <style:text-properties fo:font-size="13pt" fo:font-weight="bold" officeooo:rsid="0022bce5" style:font-size-asian="13pt" style:font-weight-asian="bold" style:font-size-complex="13pt" style:font-weight-complex="bold"/>
    </style:style>
    <style:style style:name="T14" style:family="text">
      <style:text-properties officeooo:rsid="003010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GRADESTA</text:p>
      <text:p text:style-name="P14">level 0 <text:span text:style-name="T8">cap‘n proto schema</text:span></text:p>
      <text:p text:style-name="P14"/>
      <text:p text:style-name="P11">16.8.2021</text:p>
      <text:p text:style-name="P11"/>
      <text:p text:style-name="P11"/>
      <text:p text:style-name="P11"/>
      <text:p text:style-name="P11"/>
      <text:p text:style-name="P11"><text:span text:style-name="T3">©</text:span> Timothy Hobbs 2021</text:p>
      <text:p text:style-name="P11">LGPL v3</text:p>
      <text:p text:style-name="P11"/>
      <text:p text:style-name="P11"/>
      <text:p text:style-name="P11"/>
      <text:p text:style-name="P11"/>
      <text:p text:style-name="P12">hobbs.cz</text:p>
      <text:p text:style-name="P12"><text:s text:c="4"/>gradesta.<text:span text:style-name="T7">org</text:span></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truct <text:span text:style-name="T12">EncryptionUpdate</text:span> {</text:p>
      <text:p text:style-name="P26">Updates origionating from the service have negative ids, updates origionating from the client have positive ids</text:p>
      <text:p text:style-name="P10"><text:s text:c="2"/>updateId <text:s text:c="5"/>@0 :Int64;</text:p>
      <text:p text:style-name="P10"><text:s text:c="2"/>vertexId <text:s text:c="5"/>@1 :UInt64;</text:p>
      <text:p text:style-name="P26">Blank string for unencrypted, otherwise a list of GNUPG public keys signed by a trusted key. Each public key is then used to encrypt a shared private key ( specific to this vertex ) which is used to encrypt all message data and vertex data. A vertex's data and messages are considered to be end to end encrypted if the keys Text is signed by a trusted key and the messages and data are correctly encrypted by the secret key.</text:p>
      <text:p text:style-name="P10"><text:s text:c="2"/>keys <text:s text:c="9"/>@2 :Text;</text:p>
      <text:p text:style-name="P10">}</text:p>
      <text:p text:style-name="P10"><text:span text:style-name="T5"/></text:p>
      <text:p text:style-name="P24"><text:span text:style-name="T9">Messages are passed between the client and the vertex.</text:span><text:span text:style-name="T10"> </text:span><text:span text:style-name="T9">These are arbitrary data and are not specified at this</text:span><text:span text:style-name="T10"> </text:span><text:span text:style-name="T9">level of the</text:span><text:span text:style-name="T10"> </text:span><text:span text:style-name="T9">protocol. This level of the protocol only</text:span><text:span text:style-name="T10"> </text:span><text:span text:style-name="T9">specifies</text:span><text:span text:style-name="T10"> </text:span><text:span text:style-name="T9">the routing of messages to vertexes.</text:span></text:p>
      <text:p text:style-name="P10">struct <text:span text:style-name="T12">VertexMessage</text:span> {</text:p>
      <text:p text:style-name="P10"><text:s text:c="2"/>vertexId <text:s text:c="5"/>@0 :UInt64;</text:p>
      <text:p text:style-name="P10"><text:s text:c="2"/>data <text:s text:c="9"/>@1 :Data;</text:p>
      <text:p text:style-name="P10">}</text:p>
      <text:p text:style-name="P18"/>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5"/>
      <table:table table:name="Tabulka1" table:style-name="Tabulka1">
        <table:table-column table:style-name="Tabulka1.A"/>
        <table:table-column table:style-name="Tabulka1.B"/>
        <table:table-row>
          <table:table-cell table:style-name="Tabulka1.A1" table:number-columns-spanned="2" office:value-type="string">
            <text:p text:style-name="P28">Message</text:p>
          </table:table-cell>
          <table:covered-table-cell/>
        </table:table-row>
        <table:table-row>
          <table:table-cell table:style-name="Tabulka1.A2" office:value-type="string">
            <text:p text:style-name="P28">ForClient</text:p>
            <text:p text:style-name="P29">Vertex</text:p>
            <text:p text:style-name="P29">VertexState</text:p>
            <text:p text:style-name="P29">Cursor</text:p>
            <text:p text:style-name="P29">UpdateStatus</text:p>
            <text:p text:style-name="P29"/>
          </table:table-cell>
          <table:table-cell table:style-name="Tabulka1.B2" office:value-type="string">
            <text:p text:style-name="P28">ForService</text:p>
            <text:p text:style-name="P29">CursorPlacement</text:p>
            <text:p text:style-name="P29">SelectionExpansion</text:p>
          </table:table-cell>
        </table:table-row>
        <table:table-row>
          <table:table-cell table:style-name="Tabulka1.B2" table:number-columns-spanned="2" office:value-type="string">
            <text:p text:style-name="P28">Shared</text:p>
            <text:p text:style-name="P29">DataUpdate</text:p>
            <text:p text:style-name="P29">PortUpdate</text:p>
            <text:p text:style-name="P29">EncryptionUpdate</text:p>
            <text:p text:style-name="P29">VertexMessage</text:p>
          </table:table-cell>
          <table:covered-table-cell/>
        </table:table-row>
      </table:table>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xa838a0f012aecc79;</text:p>
      <text:p text:style-name="P1"/>
      <text:p text:style-name="structname">struct <text:span text:style-name="T12">Message</text:span> {</text:p>
      <text:p text:style-name="P6"><text:s text:c="2"/>forClient <text:s text:c="7"/>@0 :ForClient;</text:p>
      <text:p text:style-name="P6"><text:s text:c="2"/>forService <text:s text:c="6"/>@1 :ForService;</text:p>
      <text:p text:style-name="P6">}</text:p>
      <text:p text:style-name="P1"/>
      <text:p text:style-name="structname">struct <text:span text:style-name="T12">ForClient</text:span> {</text:p>
      <text:p text:style-name="P6"><text:s text:c="2"/>vertexMessages <text:s text:c="3"/>@0 :List(VertexMessage);</text:p>
      <text:p text:style-name="P6"><text:s text:c="2"/>vertexes <text:s text:c="9"/>@1 :List(Vertex);</text:p>
      <text:p text:style-name="P6"><text:s text:c="2"/>vertexStates <text:s text:c="5"/>@2 :List(VertexState);</text:p>
      <text:p text:style-name="P6"><text:s text:c="2"/>updateStatuses <text:s text:c="3"/>@3 :List(UpdateStatus);</text:p>
      <text:p text:style-name="P6"><text:s text:c="2"/>portUpdates <text:s text:c="6"/>@4 :List(PortUpdate);</text:p>
      <text:p text:style-name="P6"><text:s text:c="2"/>dataUpdates <text:s text:c="6"/>@5 :List(DataUpdate);</text:p>
      <text:p text:style-name="P6"><text:s text:c="2"/>encryptionUpdates @6 :List(EncryptionUpdate);</text:p>
      <text:p text:style-name="P6"><text:s text:c="2"/>cursors <text:s text:c="10"/>@7 :List(Cursor);</text:p>
      <text:p text:style-name="P6">}</text:p>
      <text:p text:style-name="P6"/>
      <text:p text:style-name="P6">struct <text:span text:style-name="T12">ForService</text:span> {</text:p>
      <text:p text:style-name="P6"><text:s text:c="2"/>vertexMessages <text:s text:c="3"/>@0 :List(VertexMessage);</text:p>
      <text:p text:style-name="P6"><text:s text:c="2"/>portUpdates <text:s text:c="6"/>@1 :List(PortUpdate);</text:p>
      <text:p text:style-name="P6"><text:s text:c="2"/>dataUpdates <text:s text:c="6"/>@2 :List(DataUpdate);</text:p>
      <text:p text:style-name="P6"><text:s text:c="2"/>encryptionUpdates @3 :List(EncryptionUpdate);</text:p>
      <text:p text:style-name="P6"><text:s text:c="2"/>placeCursor <text:s text:c="6"/>@4 :List(CursorPlacement);</text:p>
      <text:p text:style-name="P6"><text:s text:c="2"/>expandSelection <text:s text:c="2"/>@5 :List(SelectionExpansion);</text:p>
      <text:p text:style-name="P6"><text:s text:c="2"/>deselect <text:s text:c="9"/>@6 :List(Int64);</text:p>
      <text:p text:style-name="P6">}</text:p>
      <text:p text:style-name="P1"/>
      <text:p text:style-name="P1"/>
      <text:p text:style-name="P1"/>
      <text:p text:style-name="P1"/>
      <text:p text:style-name="P1"/>
      <text:p text:style-name="P1"/>
      <text:p text:style-name="P1"/>
      <text:p text:style-name="P1"/>
      <text:p text:style-name="P1"/>
      <text:p text:style-name="P1"/>
      <text:p text:style-name="P27"><text:soft-page-break/><text:span text:style-name="T14">s</text:span>truct <text:span text:style-name="T12">Address</text:span> {</text:p>
      <text:p text:style-name="Comment"><text:s text:c="2"/><text:span text:style-name="T2">A</text:span>ddresses are strings with no maximum length. They can include utf-8 emoji's. They have five or six segments.</text:p>
      <text:p text:style-name="Comment"><text:s text:c="2"/>There form is:</text:p>
      <text:p text:style-name="Comment">gradesta://&lt;host or path to unix socket&gt;(:port)/&lt;locale&gt;/&lt;service name&gt;/&lt;service specific vertex address&gt;?&lt;query&gt;#&lt;state to be passed to view&gt;</text:p>
      <text:p text:style-name="Comment">the anchor after the # is cut off by the client and not actually sent to the service. <text:span text:style-name="T2">GUI</text:span>s should default to url DECODING the strings so instead of showing <text:span text:style-name="T2">URL encoded text</text:span>. Each segment may contain any valid utf-8 character except newline, `/` and `:`. <text:s/>The service specific address may contain `/`. If it does contain `/` then prefix substrings of the address when using `/` as a separator must also be valid addresses. That means <text:span text:style-name="T1">if</text:span></text:p>
      <text:p text:style-name="Comment"><text:s text:c="2"/><text:span text:style-name="T2">`</text:span>gradesta://example.com/en-us/foo/bar/baz/baf`</text:p>
      <text:p text:style-name="Comment"><text:span text:style-name="T1"><text:s text:c="2"/></text:span>is a valid address: `gradesta://example.com/en-us/foo/bar/baz` and `gradesta://example.com/en-us/foo/bar`</text:p>
      <text:p text:style-name="Comment">must also be valid addresses.</text:p>
      <text:p text:style-name="Comment"><text:s text:c="2"/>Addresses should be urlencoded when copied to the clipboard but should not be urlencoded on<text:span text:style-name="T1"> </text:span>the wire.</text:p>
      <text:p text:style-name="Comment"/>
      <text:p text:style-name="Comment">PS: Of course the host/path segment must be a<text:span text:style-name="T1"> </text:span>valid hostname or path and hostnames<text:span text:style-name="T1"> </text:span>typically don't contain emojis ;)</text:p>
      <text:p text:style-name="P6"><text:s text:c="2"/>address <text:s text:c="13"/>@0 :Text;</text:p>
      <text:p text:style-name="Comment">The id of the identity. Identities are gnupg derived and are specified at level1 of the protocol.</text:p>
      <text:p text:style-name="P6"><text:s text:c="2"/>identity <text:s text:c="12"/>@1 :UInt64; </text:p>
      <text:p text:style-name="P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13">For Client</text:span></text:p>
      <text:p text:style-name="P1"/>
      <text:p text:style-name="P1">struct <text:span text:style-name="T12">Vertex</text:span> {</text:p>
      <text:p text:style-name="P1"><text:s text:c="2"/>address <text:s text:c="13"/>@0 :Address;</text:p>
      <text:p text:style-name="P5"><text:s text:c="2"/>instanceId <text:s text:c="10"/>@1 :UInt64;</text:p>
      <text:p text:style-name="Comment"><text:span text:style-name="T4">V</text:span>iew is an IPFS link to javascript used for viewing<text:span text:style-name="T1"> </text:span>and intracting with data. <text:span text:style-name="T4">T</text:span>his is an IPFS directory. It can also contain<text:span text:style-name="T1"> </text:span>documentation for the vertex's messaging API. In the future other types of<text:span text:style-name="T1"> </text:span>frontends besides javascript may be supported. The entry to the javascript should be found in the<text:span text:style-name="T1"> </text:span>path: webview/js/index.js</text:p>
      <text:p text:style-name="P1"><text:s text:c="2"/>view <text:s text:c="16"/>@2 :Text;</text:p>
      <text:p text:style-name="P1">}</text:p>
      <text:p text:style-name="P1"/>
      <text:p text:style-name="P7">struct <text:span text:style-name="T12">VertexState</text:span> {</text:p>
      <text:p text:style-name="P7"><text:s text:c="2"/>instanceId <text:s text:c="3"/>@0 :UInt64;</text:p>
      <text:p text:style-name="Comment">Status is similart to in HTTP.</text:p>
      <text:p text:style-name="Comment"><text:s/>200 is OK</text:p>
      <text:p text:style-name="Comment"><text:s/>404 is not found</text:p>
      <text:p text:style-name="Comment">There is one special response code 222 <text:span text:style-name="T6">w</text:span>hich referes to 'phantom' cells. Phantom cells work just like normal cells, only they don't exist. There is no way for clients to create cells in gradesta <text:span text:style-name="T6">b</text:span>ut a service can provide phantom cells, which can become real when the client interacts with them.</text:p>
      <text:p text:style-name="P7"><text:s text:c="2"/>status <text:s text:c="7"/>@1 :UInt64;</text:p>
      <text:p text:style-name="P7"><text:s text:c="2"/>reaped <text:s text:c="7"/>@2 :Bool;</text:p>
      <text:p text:style-name="P7">}</text:p>
      <text:p text:style-name="P7"/>
      <text:p text:style-name="P7">struct <text:span text:style-name="T12">UpdateStatus</text:span> {</text:p>
      <text:p text:style-name="P7"><text:s text:c="2"/>updateId <text:s text:c="3"/>@0 :UInt64;</text:p>
      <text:p text:style-name="Comment">Status is similart to in HTTP. 200 is OK</text:p>
      <text:p text:style-name="P7"><text:s text:c="2"/>status <text:s text:c="5"/>@1 :UInt64;</text:p>
      <text:p text:style-name="Comment">The address of a vertex providing an explanation</text:p>
      <text:p text:style-name="P7"><text:s text:c="2"/>explanation @2 :Address;</text:p>
      <text:p text:style-name="P7">}</text:p>
      <text:p text:style-name="P1"/>
      <text:p text:style-name="P7"/>
      <text:p text:style-name="P7"/>
      <text:p text:style-name="P7">struct <text:span text:style-name="T12">Cursor</text:span> {</text:p>
      <text:p text:style-name="P7"><text:s text:c="2"/>cursorId <text:s text:c="5"/>@0 :UInt64;</text:p>
      <text:p text:style-name="P7"><text:s text:c="2"/>vertexId <text:s text:c="5"/>@1 :UInt64;</text:p>
      <text:p text:style-name="P21">}</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oft-page-break/><text:span text:style-name="T11">Shared messages</text:span></text:p>
      <text:p text:style-name="P9"/>
      <text:p text:style-name="P9">struct <text:span text:style-name="T12">DataUpdate</text:span> {</text:p>
      <text:p text:style-name="P25">Updates originating from the service have negative ids, updates origionating from the client have positive ids</text:p>
      <text:p text:style-name="P9"><text:s text:c="2"/>updateId <text:s text:c="5"/>@0 :Int64;</text:p>
      <text:p text:style-name="P9"><text:s text:c="2"/>vertexId <text:s text:c="5"/>@1 :UInt64;</text:p>
      <text:p text:style-name="P9"><text:s text:c="2"/>mime <text:s text:c="9"/>@2 :Text;</text:p>
      <text:p text:style-name="P9"><text:s text:c="2"/>data <text:s text:c="9"/>@3 :Data;</text:p>
      <text:p text:style-name="P9">}</text:p>
      <text:p text:style-name="P9"/>
      <text:p text:style-name="P25">Vertexes have ports. These ports can either be connected or disconnected.</text:p>
      <text:p text:style-name="P9">struct <text:span text:style-name="T12">PortUpdate</text:span> {</text:p>
      <text:p text:style-name="P25">Updates origionating from the service have negative ids</text:p>
      <text:p text:style-name="P25">updates origionating from the client have positive ids</text:p>
      <text:p text:style-name="P9"><text:s text:c="2"/>updateId <text:s text:c="5"/>@0 :Int64;</text:p>
      <text:p text:style-name="P25">Vertex from wence the port connects</text:p>
      <text:p text:style-name="P9"><text:s text:c="2"/>vertexId <text:s text:c="5"/>@1 :UInt64;</text:p>
      <text:p text:style-name="P25">Each port has a direction. Directions are important for walk trees which are defined in a higher level of the API.</text:p>
      <text:p text:style-name="P9"><text:s text:c="2"/>direction <text:s text:c="4"/>@2 :Int64;</text:p>
      <text:p text:style-name="P25">Ordinarilly there are only 4 directions -1, 1 (up/down), -2, and 2 (left, right), however other directions are allowed by the protocal and may be used, for example by a version control system to link to a previous version of a cell or by a citation system to link to a source. In these cases it is typical to refer direction 3 to a context menu with these choices rather than creating new ports for every single purpose.</text:p>
      <text:p text:style-name="P9"><text:s text:c="2"/>connectedVertex :union {</text:p>
      <text:p text:style-name="P9"><text:s text:c="4"/>disconnected @3 :Void;</text:p>
      <text:p text:style-name="P9"><text:s text:c="4"/>closed <text:s text:c="6"/>@4 :Void;</text:p>
      <text:p text:style-name="P9"><text:s text:c="4"/>vertex <text:s text:c="6"/>@5 :UInt64;</text:p>
      <text:p text:style-name="P9"><text:s text:c="4"/>symlink <text:s text:c="5"/>@6 :Address;</text:p>
      <text:p text:style-name="P9"><text:s text:c="2"/>}</text:p>
      <text:p text:style-name="P22">}</text:p>
      <text:p text:style-name="P23"/>
      <text:p text:style-name="P23">For Service</text:p>
      <text:p text:style-name="P25"/>
      <text:p text:style-name="P25">One of the main design goals of gradesta is the ability to support arbitrarily large graphs. This wouldn't be possible if the service automatically served all vertexes at once. Instead, vertexes are selected using cursors.</text:p>
      <text:p text:style-name="P9">struct <text:span text:style-name="T12">CursorPlacement</text:span> {</text:p>
      <text:p text:style-name="P9"><text:s text:c="2"/>cursorId <text:s text:c="5"/>@0 :UInt64;</text:p>
      <text:p text:style-name="P25">The vertex that the cursor is on will be selected.</text:p>
      <text:p text:style-name="P9"><text:s text:c="2"/>selectionId <text:s text:c="2"/>@1 :Int64;</text:p>
      <text:p text:style-name="P9"><text:s text:c="2"/>address <text:s text:c="6"/>@2 :Address;</text:p>
      <text:p text:style-name="P9">}</text:p>
      <text:p text:style-name="P9"/>
      <text:p text:style-name="P25">Selections can be expanded by going through vertex ports vertex or another by making steps in directions. Each vertex which is stepped into is added to the selection.</text:p>
      <text:p text:style-name="P9">struct <text:span text:style-name="T12">SelectionExpansion</text:span> {</text:p>
      <text:p text:style-name="P9"><text:s text:c="2"/>selectionId <text:s text:c="2"/>@0 :Int64;</text:p>
      <text:p text:style-name="P9"><text:s text:c="2"/>vertexId <text:s text:c="5"/>@1 :Int64;</text:p>
      <text:p text:style-name="P9"><text:s text:c="2"/>direction <text:s text:c="4"/>@2 :Int64;</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mment" style:family="paragraph" style:parent-style-name="Standard">
      <style:text-properties fo:color="#158466" style:font-name="Bitstream Vera Sans" fo:font-family="'Bitstream Vera Sans'" style:font-family-generic="swiss" style:font-pitch="variable" fo:font-size="11pt" fo:font-style="italic" style:font-size-asian="11pt" style:font-style-asian="italic" style:font-size-complex="11pt" style:font-style-complex="italic"/>
    </style:style>
    <style:style style:name="structname" style:family="paragraph" style:parent-style-name="Standard">
      <style:text-properties style:font-name="Bitstream Vera Sans Mono" fo:font-family="'Bitstream Vera Sans Mono'" style:font-family-generic="modern" style:font-pitch="fixed"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5646in" fo:margin-right="0.563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7233*" fo:start-indent="0in" fo:end-indent="0.1429in"/>
          <style:column style:rel-width="7337*" fo:start-indent="0.1429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6T12:32:42.385115691</meta:creation-date>
    <dc:date>2021-08-16T16:37:23.300990682</dc:date>
    <meta:editing-duration>PT1H44M58S</meta:editing-duration>
    <meta:editing-cycles>24</meta:editing-cycles>
    <meta:generator>LibreOffice/6.1.5.2$Linux_X86_64 LibreOffice_project/10$Build-2</meta:generator>
    <meta:document-statistic meta:table-count="1" meta:image-count="0" meta:object-count="0" meta:page-count="6" meta:paragraph-count="136" meta:word-count="919" meta:character-count="6288" meta:non-whitespace-character-count="5069"/>
  </office:meta>
</office:document-meta>
</file>